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Source Sans Pro" svg:font-family="'Source Sans Pro', ff-tisa-web-pro, Georgia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officeooo:paragraph-rsid="0010f062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officeooo:paragraph-rsid="0010f062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404040" style:font-name="Lato" fo:font-size="8pt" fo:letter-spacing="normal" fo:font-style="normal" fo:font-weight="normal" officeooo:paragraph-rsid="001264b4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0f062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officeooo:paragraph-rsid="0010f062"/>
    </style:style>
    <style:style style:name="P6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9pt" fo:letter-spacing="normal" fo:font-style="normal" fo:font-weight="bold" officeooo:paragraph-rsid="0010f062"/>
    </style:style>
    <style:style style:name="P7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14pt" fo:letter-spacing="normal" fo:font-style="normal" fo:font-weight="bold" officeooo:paragraph-rsid="0010f062" style:font-size-asian="14pt" style:font-size-complex="14pt"/>
    </style:style>
    <style:style style:name="P8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10f062"/>
    </style:style>
    <style:style style:name="P9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size="14pt" officeooo:paragraph-rsid="0010f062" style:font-size-asian="14pt" style:font-size-complex="14pt"/>
    </style:style>
    <style:style style:name="P10" style:family="paragraph" style:parent-style-name="Heading_20_3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size="14pt" officeooo:rsid="0012bf78" officeooo:paragraph-rsid="0012bf78" style:font-size-asian="14pt" style:font-size-complex="14pt"/>
    </style:style>
    <style:style style:name="P11" style:family="paragraph" style:parent-style-name="Horizontal_20_Line">
      <style:text-properties officeooo:paragraph-rsid="0010f062"/>
    </style:style>
    <style:style style:name="P12" style:family="paragraph" style:parent-style-name="Text_20_body">
      <style:paragraph-properties fo:margin-left="0cm" fo:margin-right="0cm" fo:margin-top="0cm" fo:margin-bottom="0.423cm" loext:contextual-spacing="false" style:line-height-at-least="0.423cm" fo:orphans="2" fo:widows="2" fo:text-indent="0cm" style:auto-text-indent="false"/>
      <style:text-properties fo:font-variant="normal" fo:text-transform="none" fo:color="#404040" style:font-name="Lato" fo:font-size="8pt" fo:letter-spacing="normal" fo:font-style="normal" fo:font-weight="normal" officeooo:paragraph-rsid="0010f062"/>
    </style:style>
    <style:style style:name="P13" style:family="paragraph" style:parent-style-name="Text_20_body">
      <style:paragraph-properties fo:margin-left="0cm" fo:margin-right="0cm" fo:margin-top="0cm" fo:margin-bottom="0.423cm" loext:contextual-spacing="false" style:line-height-at-least="0.423cm" fo:orphans="2" fo:widows="2" fo:text-indent="0cm" style:auto-text-indent="false"/>
      <style:text-properties fo:font-variant="normal" fo:text-transform="none" fo:color="#404040" style:font-name="Lato" fo:font-size="14pt" fo:letter-spacing="normal" fo:font-style="normal" fo:font-weight="normal" officeooo:paragraph-rsid="0010f062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423cm" loext:contextual-spacing="false" style:line-height-at-least="0.423cm" fo:orphans="2" fo:widows="2" fo:text-indent="0cm" style:auto-text-indent="false"/>
      <style:text-properties officeooo:paragraph-rsid="0010f062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officeooo:paragraph-rsid="001264b4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size="14pt" officeooo:paragraph-rsid="0010f062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size="14pt" officeooo:rsid="0012bf78" officeooo:paragraph-rsid="0012bf78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Lato" fo:font-size="8pt" fo:letter-spacing="normal" fo:font-style="normal" fo:font-weight="normal" officeooo:paragraph-rsid="001264b4"/>
    </style:style>
    <style:style style:name="P19" style:family="paragraph" style:parent-style-name="Text_20_body" style:list-style-name="L17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0" style:family="paragraph" style:parent-style-name="Text_20_body" style:list-style-name="L18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1" style:family="paragraph" style:parent-style-name="Text_20_body" style:list-style-name="L19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2" style:family="paragraph" style:parent-style-name="Text_20_body" style:list-style-name="L21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3" style:family="paragraph" style:parent-style-name="Text_20_body" style:list-style-name="L22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4" style:family="paragraph" style:parent-style-name="Text_20_body" style:list-style-name="L23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5" style:family="paragraph" style:parent-style-name="Text_20_body" style:list-style-name="L24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6" style:family="paragraph" style:parent-style-name="Text_20_body" style:list-style-name="L25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7" style:family="paragraph" style:parent-style-name="Text_20_body" style:list-style-name="L26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8" style:family="paragraph" style:parent-style-name="Text_20_body" style:list-style-name="L27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29" style:family="paragraph" style:parent-style-name="Text_20_body" style:list-style-name="L28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30" style:family="paragraph" style:parent-style-name="Text_20_body" style:list-style-name="L29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31" style:family="paragraph" style:parent-style-name="Text_20_body" style:list-style-name="L30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32" style:family="paragraph" style:parent-style-name="Text_20_body" style:list-style-name="L31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officeooo:paragraph-rsid="0010f062"/>
    </style:style>
    <style:style style:name="P33" style:family="paragraph" style:parent-style-name="Text_20_body" style:list-style-name="L20">
      <style:paragraph-properties fo:margin-left="0.423cm" fo:margin-right="0cm" fo:margin-top="0cm" fo:margin-bottom="0.423cm" loext:contextual-spacing="false" style:line-height-at-least="0.423cm" fo:orphans="2" fo:widows="2" fo:text-indent="0cm" style:auto-text-indent="false" fo:padding="0cm" fo:border="none"/>
      <style:text-properties fo:font-variant="normal" fo:text-transform="none" fo:color="#404040" style:font-name="Lato" fo:font-size="7pt" fo:letter-spacing="normal" fo:font-style="normal" fo:font-weight="normal" officeooo:paragraph-rsid="0010f062"/>
    </style:style>
    <style:style style:name="P34" style:family="paragraph" style:parent-style-name="Heading_20_2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04040" style:font-name="Source Sans Pro" fo:font-size="10.5pt" fo:letter-spacing="normal" fo:font-style="normal" fo:font-weight="bold" officeooo:paragraph-rsid="0010f062"/>
    </style:style>
    <style:style style:name="T1" style:family="text">
      <style:text-properties fo:font-variant="normal" fo:text-transform="none" fo:color="#333333" style:font-name="Consolas" fo:font-size="6pt" fo:letter-spacing="normal" fo:font-style="normal" fo:font-weight="normal" fo:background-color="#fffafa" loext:char-shading-value="0" loext:padding="0.049cm" loext:border="0.06pt solid #e1e4e5"/>
    </style:style>
    <style:style style:name="T2" style:family="text">
      <style:text-properties fo:font-variant="normal" fo:text-transform="none" fo:color="#333333" style:font-name="Consolas" fo:font-size="6pt" fo:letter-spacing="normal" fo:font-style="normal" fo:font-weight="bold" fo:background-color="#fffafa" loext:char-shading-value="0" loext:padding="0.049cm" loext:border="0.06pt solid #e1e4e5"/>
    </style:style>
    <style:style style:name="T3" style:family="text">
      <style:text-properties fo:font-variant="normal" fo:text-transform="none" fo:color="#333333" style:font-name="Consolas" fo:letter-spacing="normal" fo:font-style="normal" fo:font-weight="normal" fo:background-color="#fffafa" loext:char-shading-value="0" loext:padding="0.049cm" loext:border="0.06pt solid #e1e4e5"/>
    </style:style>
    <style:style style:name="T4" style:family="text">
      <style:text-properties fo:font-variant="normal" fo:text-transform="none" fo:color="#333333" style:font-name="Consolas" fo:letter-spacing="normal" fo:font-style="normal" fo:font-weight="bold" fo:background-color="#fffafa" loext:char-shading-value="0" loext:padding="0.049cm" loext:border="0.06pt solid #e1e4e5"/>
    </style:style>
    <style:style style:name="T5" style:family="text">
      <style:text-properties fo:font-variant="normal" fo:text-transform="none" fo:color="#333333" style:font-name="Consolas" fo:font-size="14pt" fo:letter-spacing="normal" fo:font-style="normal" fo:font-weight="normal" fo:background-color="#fffafa" loext:char-shading-value="0" style:font-size-asian="14pt" style:font-size-complex="14pt" loext:padding="0.049cm" loext:border="0.06pt solid #e1e4e5"/>
    </style:style>
    <style:style style:name="T6" style:family="text">
      <style:text-properties fo:font-variant="normal" fo:text-transform="none" fo:color="#333333" style:font-name="Consolas" fo:font-size="14pt" fo:letter-spacing="normal" fo:font-style="normal" fo:font-weight="bold" fo:background-color="#fffafa" loext:char-shading-value="0" style:font-size-asian="14pt" style:font-size-complex="14pt" loext:padding="0.049cm" loext:border="0.06pt solid #e1e4e5"/>
    </style:style>
    <style:style style:name="T7" style:family="text">
      <style:text-properties fo:font-variant="normal" fo:text-transform="none" fo:color="#8e4a4a" style:text-line-through-style="none" style:text-line-through-type="none" style:font-name="Lato" fo:font-size="8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8e4a4a" style:text-line-through-style="none" style:text-line-through-type="none" style:font-name="Lato" fo:font-size="7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8080" style:font-name="Consolas" fo:font-size="6pt" fo:letter-spacing="normal" fo:font-style="normal" fo:font-weight="normal" fo:background-color="#fffafa" loext:char-shading-value="0" loext:padding="0.049cm" loext:border="0.06pt solid #e1e4e5"/>
    </style:style>
    <style:style style:name="T10" style:family="text">
      <style:text-properties fo:font-variant="normal" fo:text-transform="none" fo:color="#008080" style:font-name="Consolas" fo:letter-spacing="normal" fo:font-style="normal" fo:font-weight="normal" fo:background-color="#fffafa" loext:char-shading-value="0" loext:padding="0.049cm" loext:border="0.06pt solid #e1e4e5"/>
    </style:style>
    <style:style style:name="T11" style:family="text">
      <style:text-properties fo:font-variant="normal" fo:text-transform="none" fo:color="#008080" style:font-name="Consolas" fo:font-size="14pt" fo:letter-spacing="normal" fo:font-style="normal" fo:font-weight="normal" fo:background-color="#fffafa" loext:char-shading-value="0" style:font-size-asian="14pt" style:font-size-complex="14pt" loext:padding="0.049cm" loext:border="0.06pt solid #e1e4e5"/>
    </style:style>
    <style:style style:name="T12" style:family="text">
      <style:text-properties fo:font-variant="normal" fo:text-transform="none" fo:color="#404040" style:font-name="Lato" fo:font-size="8pt" fo:letter-spacing="normal" fo:font-style="normal" fo:font-weight="bold"/>
    </style:style>
    <style:style style:name="T13" style:family="text">
      <style:text-properties fo:font-variant="normal" fo:text-transform="none" fo:color="#404040" style:font-name="Lato" fo:font-size="8pt" fo:letter-spacing="normal" fo:font-style="normal" fo:font-weight="normal"/>
    </style:style>
    <style:style style:name="T14" style:family="text">
      <style:text-properties fo:font-variant="normal" fo:text-transform="none" fo:color="#404040" style:font-name="Lato" fo:font-size="7pt" fo:letter-spacing="normal" fo:font-style="normal" fo:font-weight="bold"/>
    </style:style>
    <style:style style:name="T15" style:family="text">
      <style:text-properties fo:font-variant="normal" fo:text-transform="none" fo:color="#404040" style:font-name="Lato" fo:font-size="7pt" fo:letter-spacing="normal" fo:font-style="normal" fo:font-weight="normal"/>
    </style:style>
    <style:style style:name="T16" style:family="text">
      <style:text-properties fo:font-variant="normal" fo:text-transform="none" fo:color="#404040" style:font-name="Lato" fo:letter-spacing="normal" fo:font-style="normal" fo:font-weight="bold"/>
    </style:style>
    <style:style style:name="T17" style:family="text">
      <style:text-properties fo:font-variant="normal" fo:text-transform="none" fo:color="#404040" style:font-name="Lato" fo:letter-spacing="normal" fo:font-style="normal" fo:font-weight="normal"/>
    </style:style>
    <style:style style:name="T18" style:family="text">
      <style:text-properties fo:font-variant="normal" fo:text-transform="none" fo:color="#404040" style:font-name="Lato" fo:font-size="14pt" fo:letter-spacing="normal" fo:font-style="normal" fo:font-weight="bold" style:font-size-asian="14pt" style:font-size-complex="14pt"/>
    </style:style>
    <style:style style:name="T19" style:family="text">
      <style:text-properties fo:font-variant="normal" fo:text-transform="none" fo:color="#404040" style:font-name="Lato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404040" style:font-name="Source Sans Pro" fo:font-size="9pt" fo:letter-spacing="normal" fo:font-style="normal" fo:font-weight="bold"/>
    </style:style>
    <style:style style:name="T21" style:family="text">
      <style:text-properties fo:font-variant="normal" fo:text-transform="none" fo:color="#404040" style:font-name="Source Sans Pro" fo:font-size="9pt" fo:letter-spacing="normal" fo:font-style="normal" fo:font-weight="bold" officeooo:rsid="0012bf78"/>
    </style:style>
    <style:style style:name="T22" style:family="text">
      <style:text-properties fo:font-variant="normal" fo:text-transform="none" fo:color="#404040" style:font-name="Source Sans Pro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404040" style:font-name="Source Sans Pro" fo:font-size="14pt" fo:letter-spacing="normal" fo:font-style="normal" fo:font-weight="bold" style:font-size-asian="14pt" style:font-size-complex="14pt"/>
    </style:style>
    <style:style style:name="T24" style:family="text">
      <style:text-properties fo:font-variant="normal" fo:text-transform="none" fo:color="#404040" style:font-name="Source Sans Pro" fo:font-size="14pt" fo:letter-spacing="normal" fo:font-style="normal" fo:font-weight="bold" officeooo:rsid="001264b4" style:font-size-asian="14pt" style:font-size-complex="14pt"/>
    </style:style>
    <style:style style:name="T25" style:family="text">
      <style:text-properties fo:font-variant="normal" fo:text-transform="none" fo:color="#404040" style:font-name="Source Sans Pro" fo:font-size="14pt" fo:letter-spacing="normal" fo:language="en" fo:country="US" fo:font-style="normal" style:text-underline-style="none" fo:font-weight="normal" officeooo:rsid="0011ddc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404040" style:font-name="Source Sans Pro" fo:letter-spacing="normal" fo:font-style="normal" fo:font-weight="bold"/>
    </style:style>
    <style:style style:name="T27" style:family="text">
      <style:text-properties fo:font-variant="normal" fo:text-transform="none" fo:color="#404040" style:font-name="Source Sans Pro" fo:letter-spacing="normal" fo:font-style="normal" fo:font-weight="bold" officeooo:rsid="0012bf78"/>
    </style:style>
    <style:style style:name="T28" style:family="text">
      <style:text-properties fo:font-variant="normal" fo:text-transform="none" fo:color="#9e0f00" style:font-name="Consolas" fo:font-size="7pt" fo:letter-spacing="normal" fo:font-style="normal" fo:font-weight="normal" fo:background-color="#fffafa" loext:char-shading-value="0" loext:padding-left="0.088cm" loext:padding-right="0.088cm" loext:padding-top="0.049cm" loext:padding-bottom="0.049cm" loext:border="0.06pt solid #e1e4e5"/>
    </style:style>
    <style:style style:name="T29" style:family="text">
      <style:text-properties fo:font-variant="normal" fo:text-transform="none" fo:color="#9e0f00" style:font-name="Consolas" fo:letter-spacing="normal" fo:font-style="normal" fo:font-weight="normal" fo:background-color="#fffafa" loext:char-shading-value="0" loext:padding-left="0.088cm" loext:padding-right="0.088cm" loext:padding-top="0.049cm" loext:padding-bottom="0.049cm" loext:border="0.06pt solid #e1e4e5"/>
    </style:style>
    <style:style style:name="T30" style:family="text">
      <style:text-properties fo:font-variant="normal" fo:text-transform="none" fo:color="#9e0f00" style:font-name="Consolas" fo:font-size="14pt" fo:letter-spacing="normal" fo:font-style="normal" fo:font-weight="normal" fo:background-color="#fffafa" loext:char-shading-value="0" style:font-size-asian="14pt" style:font-size-complex="14pt" loext:padding-left="0.088cm" loext:padding-right="0.088cm" loext:padding-top="0.049cm" loext:padding-bottom="0.049cm" loext:border="0.06pt solid #e1e4e5"/>
    </style:style>
    <style:style style:name="T31" style:family="text">
      <style:text-properties fo:font-variant="normal" fo:text-transform="none" fo:color="#dd1144" style:font-name="Consolas" fo:font-size="6pt" fo:letter-spacing="normal" fo:font-style="normal" fo:font-weight="normal" fo:background-color="#fffafa" loext:char-shading-value="0" loext:padding="0.049cm" loext:border="0.06pt solid #e1e4e5"/>
    </style:style>
    <style:style style:name="T32" style:family="text">
      <style:text-properties fo:font-variant="normal" fo:text-transform="none" fo:color="#999988" style:font-name="Consolas" fo:font-size="6pt" fo:letter-spacing="normal" fo:font-style="italic" fo:font-weight="normal" fo:background-color="#fffafa" loext:char-shading-value="0" loext:padding="0.049cm" loext:border="0.06pt solid #e1e4e5"/>
    </style:style>
    <style:style style:name="T33" style:family="text">
      <style:text-properties fo:font-variant="normal" fo:text-transform="none" fo:color="#242729" style:font-name="Arial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6a6a6a" style:font-name="arial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660099" style:font-name="arial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660099" style:font-name="arial" fo:font-size="14pt" fo:letter-spacing="normal" fo:language="en" fo:country="US" fo:font-style="normal" style:text-underline-style="none" fo:font-weight="normal" officeooo:rsid="0011ddc0" style:font-size-asian="14pt" style:font-weight-asian="normal" style:font-size-complex="14pt" style:font-weight-complex="normal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333333" style:font-name="Consolas" fo:font-size="6pt" officeooo:rsid="001264b4" fo:background-color="#fffafa" loext:char-shading-value="0" loext:padding="0.049cm" loext:border="0.06pt solid #e1e4e5"/>
    </style:style>
    <style:style style:name="T39" style:family="text">
      <style:text-properties fo:color="#333333" style:font-name="Consolas" officeooo:rsid="001264b4" fo:background-color="#fffafa" loext:char-shading-value="0" loext:padding="0.049cm" loext:border="0.06pt solid #e1e4e5"/>
    </style:style>
    <style:style style:name="T40" style:family="text">
      <style:text-properties fo:color="#333333" style:font-name="Consolas" fo:font-size="14pt" officeooo:rsid="001264b4" fo:background-color="#fffafa" loext:char-shading-value="0" style:font-size-asian="14pt" style:font-size-complex="14pt" loext:padding="0.049cm" loext:border="0.06pt solid #e1e4e5"/>
    </style:style>
    <style:style style:name="T41" style:family="text">
      <style:text-properties fo:color="#333333" style:font-name="Consolas" fo:font-size="14pt" fo:language="en" fo:country="US" officeooo:rsid="001264b4" fo:background-color="#fffafa" loext:char-shading-value="0" style:font-size-asian="14pt" style:font-size-complex="14pt" loext:padding="0.049cm" loext:border="0.06pt solid #e1e4e5"/>
    </style:style>
    <style:style style:name="T42" style:family="text">
      <style:text-properties fo:color="#333333" style:font-name="Consolas" fo:font-size="14pt" fo:language="ru" fo:country="RU" officeooo:rsid="001264b4" fo:background-color="#fffafa" loext:char-shading-value="0" style:font-size-asian="14pt" style:font-size-complex="14pt" loext:padding="0.049cm" loext:border="0.06pt solid #e1e4e5"/>
    </style:style>
    <style:style style:name="T43" style:family="text">
      <style:text-properties style:font-name="Source Sans Pro" fo:font-size="14pt" fo:font-weight="bold" officeooo:rsid="001264b4" fo:background-color="#fffafa" loext:char-shading-value="0" style:font-size-asian="14pt" style:font-size-complex="14pt" loext:padding="0.049cm" loext:border="0.06pt solid #e1e4e5"/>
    </style:style>
    <style:style style:name="T44" style:family="text">
      <style:text-properties style:font-name="Source Sans Pro" fo:font-size="14pt" fo:language="en" fo:country="US" fo:font-weight="bold" officeooo:rsid="001264b4" fo:background-color="#fffafa" loext:char-shading-value="0" style:font-size-asian="14pt" style:font-size-complex="14pt" loext:padding="0.049cm" loext:border="0.06pt solid #e1e4e5"/>
    </style:style>
    <style:style style:name="T45" style:family="text">
      <style:text-properties style:font-name="Source Sans Pro" fo:font-size="14pt" fo:language="en" fo:country="US" officeooo:rsid="001264b4" fo:background-color="#fffafa" loext:char-shading-value="0" style:font-size-asian="14pt" style:font-size-complex="14pt" loext:padding="0.049cm" loext:border="0.06pt solid #e1e4e5"/>
    </style:style>
    <style:style style:name="T46" style:family="text">
      <style:text-properties style:font-name="Source Sans Pro" fo:font-size="14pt" fo:language="en" fo:country="US" officeooo:rsid="001264b4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47" style:family="text">
      <style:text-properties style:font-name="Source Sans Pro" fo:font-size="14pt" fo:language="en" fo:country="US" officeooo:rsid="0013abf2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48" style:family="text">
      <style:text-properties style:font-name="Source Sans Pro" fo:font-size="14pt" officeooo:rsid="001264b4" fo:background-color="#fffafa" loext:char-shading-value="0" style:font-size-asian="14pt" style:font-size-complex="14pt" loext:padding="0.049cm" loext:border="0.06pt solid #e1e4e5"/>
    </style:style>
    <style:style style:name="T49" style:family="text">
      <style:text-properties style:font-name="Source Sans Pro" fo:font-size="14pt" officeooo:rsid="001264b4" fo:background-color="#fffafa" loext:char-shading-value="0" style:font-size-asian="14pt" style:font-weight-asian="normal" style:font-size-complex="14pt" style:font-weight-complex="normal" loext:padding="0.049cm" loext:border="0.06pt solid #e1e4e5"/>
    </style:style>
    <style:style style:name="T50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7" text:outline-level="3">Zeros</text:h>
      <text:h text:style-name="P9" text:outline-level="3"><text:bookmark text:name="ones"/><text:span text:style-name="T26">Ones</text:span></text:h>
      <text:p text:style-name="P15"><text:span text:style-name="T23"><text:tab/></text:span><text:span text:style-name="T24">Свободные члены </text:span><text:span text:style-name="T33">LSTM</text:span><text:span text:style-name="T22"> <text:s/></text:span></text:p>
      <text:p text:style-name="P15"><text:span text:style-name="T25"><text:tab/>(</text:span><text:span text:style-name="Emphasis"><text:span text:style-name="T34">Long short-term memory</text:span></text:span><text:span text:style-name="T22"> <text:s/></text:span><text:span text:style-name="T35">Долгая краткосрочная память</text:span><text:span text:style-name="T36">)</text:span></text:p>
      <text:p text:style-name="P16"><text:span text:style-name="T26"/></text:p>
      <text:h text:style-name="P9" text:outline-level="3"><text:bookmark text:name="constant"/><text:span text:style-name="T26">Constant</text:span></text:h>
      <text:p text:style-name="P18"><text:span text:style-name="Source_20_Text"><text:span text:style-name="T49">0.01 - Свободные члены, если </text:span></text:span><text:span text:style-name="Source_20_Text">активаци</text:span><text:span text:style-name="Source_20_Text"><text:span text:style-name="T47">о</text:span></text:span><text:span text:style-name="Source_20_Text">нная</text:span><text:span text:style-name="Source_20_Text"><text:span text:style-name="T49"> функция </text:span></text:span><text:span text:style-name="Source_20_Text"><text:span text:style-name="T46">ReLU</text:span></text:span></text:p>
      <text:p text:style-name="P3"><text:span text:style-name="Source_20_Text"><text:span text:style-name="T40"/></text:span></text:p>
      <text:p text:style-name="P3"><text:span text:style-name="Source_20_Text"><text:span text:style-name="T40">Если все веса одинаковые, то и поправки будут одинаковыми</text:span></text:span></text:p>
      <text:p text:style-name="P3"><text:span text:style-name="Source_20_Text"><text:span text:style-name="T41"><text:s/></text:span></text:span><text:span text:style-name="Source_20_Text"><text:span text:style-name="T42">Поэтому</text:span></text:span></text:p>
      <text:h text:style-name="P9" text:outline-level="3"><text:bookmark text:name="randomnormal"/><text:span text:style-name="T26">RandomNormal</text:span></text:h>
      <text:p text:style-name="P2"><text:span text:style-name="Source_20_Text"><text:span text:style-name="T5">keras.initializers.RandomNormal(mean=</text:span></text:span><text:span text:style-name="Source_20_Text"><text:span text:style-name="T11">0.0</text:span></text:span><text:span text:style-name="Source_20_Text"><text:span text:style-name="T5">, stddev=</text:span></text:span><text:span text:style-name="Source_20_Text"><text:span text:style-name="T11">0.05</text:span></text:span><text:span text:style-name="Source_20_Text"><text:span text:style-name="T5">, seed=</text:span></text:span><text:span text:style-name="Source_20_Text"><text:span text:style-name="T6">None</text:span></text:span><text:span text:style-name="Source_20_Text"><text:span text:style-name="T5">)</text:span></text:span></text:p>
      <text:p text:style-name="P13">Initializer that generates tensors with a normal distribution.</text:p>
      <text:p text:style-name="P14"><text:span text:style-name="Strong_20_Emphasis"><text:span text:style-name="T18">Arguments</text:span></text:span></text:p>
      <text:list xml:id="list2397443330" text:style-name="L17">
        <text:list-item>
          <text:p text:style-name="P19"><text:span text:style-name="Strong_20_Emphasis"><text:span text:style-name="T18">mean</text:span></text:span><text:span text:style-name="T19">: a python scalar or a scalar tensor. Mean of the random values to generate.</text:span></text:p>
        </text:list-item>
        <text:list-item>
          <text:p text:style-name="P19"><text:span text:style-name="Strong_20_Emphasis"><text:span text:style-name="T18">stddev</text:span></text:span><text:span text:style-name="T19">: a python scalar or a scalar tensor. Standard deviation of the random values to generate.</text:span></text:p>
        </text:list-item>
        <text:list-item>
          <text:p text:style-name="P19"><text:span text:style-name="Strong_20_Emphasis"><text:span text:style-name="T18">seed</text:span></text:span><text:span text:style-name="T19">: A Python integer. Used to seed the random generator.</text:span></text:p>
        </text:list-item>
      </text:list>
      <text:h text:style-name="P9" text:outline-level="3"><text:bookmark text:name="randomuniform"/><text:span text:style-name="T26">RandomUniform</text:span></text:h>
      <text:p text:style-name="P2"><text:span text:style-name="Source_20_Text"><text:span text:style-name="T5">keras.initializers.RandomUniform(minval=-</text:span></text:span><text:span text:style-name="Source_20_Text"><text:span text:style-name="T11">0.05</text:span></text:span><text:span text:style-name="Source_20_Text"><text:span text:style-name="T5">, maxval=</text:span></text:span><text:span text:style-name="Source_20_Text"><text:span text:style-name="T11">0.05</text:span></text:span><text:span text:style-name="Source_20_Text"><text:span text:style-name="T5">, seed=</text:span></text:span><text:span text:style-name="Source_20_Text"><text:span text:style-name="T6">None</text:span></text:span><text:span text:style-name="Source_20_Text"><text:span text:style-name="T5">)</text:span></text:span></text:p>
      <text:p text:style-name="P13">Initializer that generates tensors with a uniform distribution.</text:p>
      <text:p text:style-name="P14"><text:span text:style-name="Strong_20_Emphasis"><text:span text:style-name="T18">Arguments</text:span></text:span></text:p>
      <text:list xml:id="list1391274634" text:style-name="L18">
        <text:list-item>
          <text:p text:style-name="P20"><text:span text:style-name="Strong_20_Emphasis"><text:span text:style-name="T18">minval</text:span></text:span><text:span text:style-name="T19">: A python scalar or a scalar tensor. Lower bound of the range of random values to generate.</text:span></text:p>
        </text:list-item>
        <text:list-item>
          <text:p text:style-name="P20"><text:soft-page-break/><text:span text:style-name="Strong_20_Emphasis"><text:span text:style-name="T18">maxval</text:span></text:span><text:span text:style-name="T19">: A python scalar or a scalar tensor. Upper bound of the range of random values to generate. Defaults to 1 for float types.</text:span></text:p>
        </text:list-item>
        <text:list-item>
          <text:p text:style-name="P20"><text:span text:style-name="Strong_20_Emphasis"><text:span text:style-name="T18">seed</text:span></text:span><text:span text:style-name="T19">: A Python integer. Used to seed the random generator.</text:span></text:p>
        </text:list-item>
      </text:list>
      <text:h text:style-name="P9" text:outline-level="3"><text:bookmark text:name="truncatednormal"/><text:span text:style-name="T26">TruncatedNormal</text:span></text:h>
      <text:p text:style-name="P2"><text:span text:style-name="Source_20_Text"><text:span text:style-name="T5">keras.initializers.TruncatedNormal(mean=</text:span></text:span><text:span text:style-name="Source_20_Text"><text:span text:style-name="T11">0.0</text:span></text:span><text:span text:style-name="Source_20_Text"><text:span text:style-name="T5">, stddev=</text:span></text:span><text:span text:style-name="Source_20_Text"><text:span text:style-name="T11">0.05</text:span></text:span><text:span text:style-name="Source_20_Text"><text:span text:style-name="T5">, seed=</text:span></text:span><text:span text:style-name="Source_20_Text"><text:span text:style-name="T6">None</text:span></text:span><text:span text:style-name="Source_20_Text"><text:span text:style-name="T5">)</text:span></text:span></text:p>
      <text:p text:style-name="P13">Initializer that generates a truncated normal distribution.</text:p>
      <text:p text:style-name="P14"><text:span text:style-name="T19">These values are similar to values from a </text:span><text:span text:style-name="Source_20_Text"><text:span text:style-name="T30">RandomNormal</text:span></text:span><text:span text:style-name="T19"> except that values more than two standard deviations from the mean are discarded and re-drawn. This is the recommended initializer for neural network weights and filters.</text:span></text:p>
      <text:p text:style-name="P14"><text:span text:style-name="Strong_20_Emphasis"><text:span text:style-name="T18">Arguments</text:span></text:span></text:p>
      <text:list xml:id="list2234187606" text:style-name="L19">
        <text:list-item>
          <text:p text:style-name="P21"><text:span text:style-name="Strong_20_Emphasis"><text:span text:style-name="T18">mean</text:span></text:span><text:span text:style-name="T19">: a python scalar or a scalar tensor. Mean of the random values to generate.</text:span></text:p>
        </text:list-item>
        <text:list-item>
          <text:p text:style-name="P21"><text:span text:style-name="Strong_20_Emphasis"><text:span text:style-name="T18">stddev</text:span></text:span><text:span text:style-name="T19">: a python scalar or a scalar tensor. Standard deviation of the random values to generate.</text:span></text:p>
        </text:list-item>
        <text:list-item>
          <text:p text:style-name="P21"><text:span text:style-name="Strong_20_Emphasis"><text:span text:style-name="T18">seed</text:span></text:span><text:span text:style-name="T19">: A Python integer. Used to seed the random generator.</text:span></text:p>
        </text:list-item>
      </text:list>
      <text:h text:style-name="P9" text:outline-level="3"><text:span text:style-name="T26"/></text:h>
      <text:h text:style-name="P10" text:outline-level="3"><text:span text:style-name="T26">Удобно сохранять зерно датчика случайных чисел, чтобы не сохранять всю сеть.</text:span></text:h>
      <text:p text:style-name="P17"><text:span text:style-name="T27">К</text:span><text:span text:style-name="T26">огда перебирается несколько сетей.</text:span></text:p>
      <text:h text:style-name="P9" text:outline-level="3"><text:span text:style-name="T26"/></text:h>
      <text:h text:style-name="P8" text:outline-level="3"><text:bookmark text:name="variancescaling"/><text:span text:style-name="T20">VarianceScaling</text:span></text:h>
      <text:p text:style-name="P2"><text:span text:style-name="Source_20_Text"><text:span text:style-name="T1">keras.initializers.VarianceScaling(scale=</text:span></text:span><text:span text:style-name="Source_20_Text"><text:span text:style-name="T9">1.0</text:span></text:span><text:span text:style-name="Source_20_Text"><text:span text:style-name="T1">, mode=</text:span></text:span><text:span text:style-name="Source_20_Text"><text:span text:style-name="T31">'fan_in'</text:span></text:span><text:span text:style-name="Source_20_Text"><text:span text:style-name="T1">, distribution=</text:span></text:span><text:span text:style-name="Source_20_Text"><text:span text:style-name="T31">'normal'</text:span></text:span><text:span text:style-name="Source_20_Text"><text:span text:style-name="T1">, 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Initializer capable of adapting its scale to the shape of weights.</text:p>
      <text:p text:style-name="P14"><text:span text:style-name="T13">With </text:span><text:span text:style-name="Source_20_Text"><text:span text:style-name="T28">distribution="normal"</text:span></text:span><text:span text:style-name="T13">, samples are drawn from a truncated normal distribution centered on zero, with </text:span><text:span text:style-name="Source_20_Text"><text:span text:style-name="T28">stddev = sqrt(scale / n)</text:span></text:span><text:span text:style-name="T13"> where n is:</text:span></text:p>
      <text:list xml:id="list1759798206" text:style-name="L20">
        <text:list-item>
          <text:p text:style-name="P33">number of input units in the weight tensor, if mode = "fan_in"</text:p>
        </text:list-item>
        <text:list-item>
          <text:p text:style-name="P33">number of output units, if mode = "fan_out"</text:p>
        </text:list-item>
        <text:list-item>
          <text:p text:style-name="P33">average of the numbers of input and output units, if mode = "fan_avg"</text:p>
        </text:list-item>
      </text:list>
      <text:p text:style-name="P14"><text:span text:style-name="T13">With </text:span><text:span text:style-name="Source_20_Text"><text:span text:style-name="T28">distribution="uniform"</text:span></text:span><text:span text:style-name="T13">, samples are drawn from a uniform distribution within [-limit, limit], with </text:span><text:span text:style-name="Source_20_Text"><text:span text:style-name="T28">limit = sqrt(3 * scale / n)</text:span></text:span><text:span text:style-name="T13">.</text:span></text:p>
      <text:p text:style-name="P14"><text:soft-page-break/><text:span text:style-name="Strong_20_Emphasis"><text:span text:style-name="T12">Arguments</text:span></text:span></text:p>
      <text:list xml:id="list501910099" text:style-name="L21">
        <text:list-item>
          <text:p text:style-name="P22"><text:span text:style-name="Strong_20_Emphasis"><text:span text:style-name="T14">scale</text:span></text:span><text:span text:style-name="T15">: Scaling factor (positive float).</text:span></text:p>
        </text:list-item>
        <text:list-item>
          <text:p text:style-name="P22"><text:span text:style-name="Strong_20_Emphasis"><text:span text:style-name="T14">mode</text:span></text:span><text:span text:style-name="T15">: One of "fan_in", "fan_out", "fan_avg".</text:span></text:p>
        </text:list-item>
        <text:list-item>
          <text:p text:style-name="P22"><text:span text:style-name="Strong_20_Emphasis"><text:span text:style-name="T14">distribution</text:span></text:span><text:span text:style-name="T15">: Random distribution to use. One of "normal", "uniform".</text:span></text:p>
        </text:list-item>
        <text:list-item>
          <text:p text:style-name="P22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aises</text:span></text:span></text:p>
      <text:list xml:id="list3913495226" text:style-name="L22">
        <text:list-item>
          <text:p text:style-name="P23"><text:span text:style-name="Strong_20_Emphasis"><text:span text:style-name="T14">ValueError</text:span></text:span><text:span text:style-name="T15">: In case of an invalid value for the "scale", mode" or "distribution" arguments.</text:span></text:p>
        </text:list-item>
      </text:list>
      <text:p text:style-name="P11"/>
      <text:p text:style-name="P14"><text:a xlink:type="simple" xlink:href="https://github.com/keras-team/keras/blob/master/keras/initializers.py#L229" text:style-name="Internet_20_link" text:visited-style-name="Visited_20_Internet_20_Link"><text:span text:style-name="T7">[source]</text:span></text:a></text:p>
      <text:h text:style-name="P6" text:outline-level="3"><text:bookmark text:name="orthogonal"/>Orthogonal</text:h>
      <text:p text:style-name="P2"><text:span text:style-name="Source_20_Text"><text:span text:style-name="T1">keras.initializers.Orthogonal(gain=</text:span></text:span><text:span text:style-name="Source_20_Text"><text:span text:style-name="T9">1.0</text:span></text:span><text:span text:style-name="Source_20_Text"><text:span text:style-name="T1">, 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Initializer that generates a random orthogonal matrix.</text:p>
      <text:p text:style-name="P14"><text:span text:style-name="Strong_20_Emphasis"><text:span text:style-name="T12">Arguments</text:span></text:span></text:p>
      <text:list xml:id="list2660380679" text:style-name="L23">
        <text:list-item>
          <text:p text:style-name="P24"><text:span text:style-name="Strong_20_Emphasis"><text:span text:style-name="T14">gain</text:span></text:span><text:span text:style-name="T15">: Multiplicative factor to apply to the orthogonal matrix.</text:span></text:p>
        </text:list-item>
        <text:list-item>
          <text:p text:style-name="P24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ferences</text:span></text:span></text:p>
      <text:p text:style-name="P12">Saxe et al., http://arxiv.org/abs/1312.6120</text:p>
      <text:h text:style-name="P8" text:outline-level="3"><text:bookmark text:name="identity"/><text:span text:style-name="T20">Identity</text:span></text:h>
      <text:p text:style-name="P2"><text:span text:style-name="Source_20_Text"><text:span text:style-name="T1">keras.initializers.Identity(gain=</text:span></text:span><text:span text:style-name="Source_20_Text"><text:span text:style-name="T9">1.0</text:span></text:span><text:span text:style-name="Source_20_Text"><text:span text:style-name="T1">)</text:span></text:span></text:p>
      <text:p text:style-name="P12">Initializer that generates the identity matrix.</text:p>
      <text:p text:style-name="P12">Only use for 2D matrices. If the long side of the matrix is a multiple of the short side, multiple identity matrices are concatenated along the long side.</text:p>
      <text:p text:style-name="P14"><text:span text:style-name="Strong_20_Emphasis"><text:span text:style-name="T12">Arguments</text:span></text:span></text:p>
      <text:list xml:id="list133065555" text:style-name="L24">
        <text:list-item>
          <text:p text:style-name="P25"><text:span text:style-name="Strong_20_Emphasis"><text:span text:style-name="T14">gain</text:span></text:span><text:span text:style-name="T15">: Multiplicative factor to apply to the identity matrix.</text:span></text:p>
        </text:list-item>
      </text:list>
      <text:p text:style-name="P11"/>
      <text:h text:style-name="P6" text:outline-level="3"><text:bookmark text:name="lecun_uniform"/>lecun_uniform</text:h>
      <text:p text:style-name="P2"><text:span text:style-name="Source_20_Text"><text:span text:style-name="T1">keras.initializers.lecun_uniform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LeCun uniform initializer.</text:p>
      <text:p text:style-name="P14"><text:span text:style-name="T13">It draws samples from a uniform distribution within [-limit, limit] where </text:span><text:span text:style-name="Source_20_Text"><text:span text:style-name="T28">limit</text:span></text:span><text:span text:style-name="T13"> is </text:span><text:span text:style-name="Source_20_Text"><text:span text:style-name="T28">sqrt(3 / fan_in)</text:span></text:span><text:span text:style-name="T13"> where </text:span><text:span text:style-name="Source_20_Text"><text:span text:style-name="T28">fan_in</text:span></text:span><text:span text:style-name="T13"> is the number of input units in the weight tensor.</text:span></text:p>
      <text:p text:style-name="P14"><text:span text:style-name="Strong_20_Emphasis"><text:span text:style-name="T12">Arguments</text:span></text:span></text:p>
      <text:list xml:id="list3491808868" text:style-name="L25">
        <text:list-item>
          <text:p text:style-name="P26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oft-page-break/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p text:style-name="P14"><text:span text:style-name="T13">LeCun 98, Efficient Backprop, - </text:span><text:span text:style-name="Strong_20_Emphasis"><text:span text:style-name="T12">http</text:span></text:span><text:span text:style-name="T13">://yann.lecun.com/exdb/publis/pdf/lecun-98b.pdf</text:span></text:p>
      <text:h text:style-name="P8" text:outline-level="3"><text:span text:style-name="T20"/></text:h>
      <text:h text:style-name="P8" text:outline-level="3"><text:bookmark text:name="glorot_normal"/><text:span text:style-name="T20">glorot_normal</text:span></text:h>
      <text:p text:style-name="P2"><text:span text:style-name="Source_20_Text"><text:span text:style-name="T1">keras.initializers.glorot_normal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Glorot normal initializer, also called Xavier normal initializer.</text:p>
      <text:p text:style-name="P14"><text:span text:style-name="T13">It draws samples from a truncated normal distribution centered on 0 with </text:span><text:span text:style-name="Source_20_Text"><text:span text:style-name="T28">stddev = sqrt(2 / (fan_in + fan_out))</text:span></text:span><text:span text:style-name="T13"> where </text:span><text:span text:style-name="Source_20_Text"><text:span text:style-name="T28">fan_in</text:span></text:span><text:span text:style-name="T13"> is the number of input units in the weight tensor and </text:span><text:span text:style-name="Source_20_Text"><text:span text:style-name="T28">fan_out</text:span></text:span><text:span text:style-name="T13"> is the number of output units in the weight tensor.</text:span></text:p>
      <text:p text:style-name="P14"><text:span text:style-name="Strong_20_Emphasis"><text:span text:style-name="T12">Arguments</text:span></text:span></text:p>
      <text:list xml:id="list1455299267" text:style-name="L26">
        <text:list-item>
          <text:p text:style-name="P27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p text:style-name="P14"><text:span text:style-name="T13">Glorot &amp; Bengio, AISTATS 2010 - </text:span><text:span text:style-name="Strong_20_Emphasis"><text:span text:style-name="T12">http</text:span></text:span><text:span text:style-name="T13">://jmlr.org/proceedings/papers/v9/glorot10a/glorot10a.pdf</text:span></text:p>
      <text:h text:style-name="P8" text:outline-level="3"><text:span text:style-name="T20"/></text:h>
      <text:h text:style-name="P8" text:outline-level="3"><text:bookmark text:name="glorot_uniform"/><text:span text:style-name="T20">glorot_uniform</text:span></text:h>
      <text:p text:style-name="P2"><text:span text:style-name="Source_20_Text"><text:span text:style-name="T1">keras.initializers.glorot_uniform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Glorot uniform initializer, also called Xavier uniform initializer.</text:p>
      <text:p text:style-name="P14"><text:span text:style-name="T13">It draws samples from a uniform distribution within [-limit, limit] where </text:span><text:span text:style-name="Source_20_Text"><text:span text:style-name="T28">limit</text:span></text:span><text:span text:style-name="T13"> is </text:span><text:span text:style-name="Source_20_Text"><text:span text:style-name="T28">sqrt(6 / (fan_in + fan_out))</text:span></text:span><text:span text:style-name="T13"> where </text:span><text:span text:style-name="Source_20_Text"><text:span text:style-name="T28">fan_in</text:span></text:span><text:span text:style-name="T13"> is the number of input units in the weight tensor and </text:span><text:span text:style-name="Source_20_Text"><text:span text:style-name="T28">fan_out</text:span></text:span><text:span text:style-name="T13"> is the number of output units in the weight tensor.</text:span></text:p>
      <text:p text:style-name="P14"><text:span text:style-name="Strong_20_Emphasis"><text:span text:style-name="T12">Arguments</text:span></text:span></text:p>
      <text:list xml:id="list1851619589" text:style-name="L27">
        <text:list-item>
          <text:p text:style-name="P28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p text:style-name="P14"><text:span text:style-name="T13">Glorot &amp; Bengio, AISTATS 2010 - </text:span><text:span text:style-name="Strong_20_Emphasis"><text:span text:style-name="T12">http</text:span></text:span><text:span text:style-name="T13">://jmlr.org/proceedings/papers/v9/glorot10a/glorot10a.pdf</text:span></text:p>
      <text:h text:style-name="P8" text:outline-level="3"><text:span text:style-name="T20"/></text:h>
      <text:h text:style-name="P8" text:outline-level="3"><text:bookmark text:name="he_normal"/><text:span text:style-name="T20">he_normal</text:span></text:h>
      <text:p text:style-name="P2"><text:span text:style-name="Source_20_Text"><text:span text:style-name="T1">keras.initializers.he_normal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He normal initializer.</text:p>
      <text:p text:style-name="P14"><text:soft-page-break/><text:span text:style-name="T13">It draws samples from a truncated normal distribution centered on 0 with </text:span><text:span text:style-name="Source_20_Text"><text:span text:style-name="T28">stddev = sqrt(2 / fan_in)</text:span></text:span><text:span text:style-name="T13">where </text:span><text:span text:style-name="Source_20_Text"><text:span text:style-name="T28">fan_in</text:span></text:span><text:span text:style-name="T13"> is the number of input units in the weight tensor.</text:span></text:p>
      <text:p text:style-name="P14"><text:span text:style-name="Strong_20_Emphasis"><text:span text:style-name="T12">Arguments</text:span></text:span></text:p>
      <text:list xml:id="list3362692219" text:style-name="L28">
        <text:list-item>
          <text:p text:style-name="P29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p text:style-name="P12">He et al., http://arxiv.org/abs/1502.01852</text:p>
      <text:h text:style-name="P8" text:outline-level="3"><text:span text:style-name="T20"/></text:h>
      <text:h text:style-name="P8" text:outline-level="3"><text:bookmark text:name="lecun_normal"/><text:span text:style-name="T20">lecun_normal</text:span></text:h>
      <text:p text:style-name="P2"><text:span text:style-name="Source_20_Text"><text:span text:style-name="T1">keras.initializers.lecun_normal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LeCun normal initializer.</text:p>
      <text:p text:style-name="P14"><text:span text:style-name="T13">It draws samples from a truncated normal distribution centered on 0 with </text:span><text:span text:style-name="Source_20_Text"><text:span text:style-name="T28">stddev = sqrt(1 / fan_in)</text:span></text:span><text:span text:style-name="T13">where </text:span><text:span text:style-name="Source_20_Text"><text:span text:style-name="T28">fan_in</text:span></text:span><text:span text:style-name="T13"> is the number of input units in the weight tensor.</text:span></text:p>
      <text:p text:style-name="P14"><text:span text:style-name="Strong_20_Emphasis"><text:span text:style-name="T12">Arguments</text:span></text:span></text:p>
      <text:list xml:id="list1665159949" text:style-name="L29">
        <text:list-item>
          <text:p text:style-name="P30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list xml:id="list3851870959" text:style-name="L30">
        <text:list-item>
          <text:p text:style-name="P31"><text:a xlink:type="simple" xlink:href="https://arxiv.org/abs/1706.02515" text:style-name="Internet_20_link" text:visited-style-name="Visited_20_Internet_20_Link"><text:span text:style-name="T8">Self-Normalizing Neural Networks</text:span></text:a></text:p>
        </text:list-item>
        <text:list-item>
          <text:p text:style-name="P31"><text:a xlink:type="simple" xlink:href="http://yann.lecun.com/exdb/publis/pdf/lecun-98b.pdf" text:style-name="Internet_20_link" text:visited-style-name="Visited_20_Internet_20_Link"><text:span text:style-name="T8">Efficient Backprop</text:span></text:a></text:p>
        </text:list-item>
      </text:list>
      <text:h text:style-name="P8" text:outline-level="3"><text:span text:style-name="T20"/></text:h>
      <text:h text:style-name="P8" text:outline-level="3"><text:bookmark text:name="he_uniform"/><text:span text:style-name="T20">he_uniform</text:span></text:h>
      <text:p text:style-name="P2"><text:span text:style-name="Source_20_Text"><text:span text:style-name="T1">keras.initializers.he_uniform(seed=</text:span></text:span><text:span text:style-name="Source_20_Text"><text:span text:style-name="T2">None</text:span></text:span><text:span text:style-name="Source_20_Text"><text:span text:style-name="T1">)</text:span></text:span></text:p>
      <text:p text:style-name="P12">He uniform variance scaling initializer.</text:p>
      <text:p text:style-name="P14"><text:span text:style-name="T13">It draws samples from a uniform distribution within [-limit, limit] where </text:span><text:span text:style-name="Source_20_Text"><text:span text:style-name="T28">limit</text:span></text:span><text:span text:style-name="T13"> is </text:span><text:span text:style-name="Source_20_Text"><text:span text:style-name="T28">sqrt(6 / fan_in)</text:span></text:span><text:span text:style-name="T13"> where </text:span><text:span text:style-name="Source_20_Text"><text:span text:style-name="T28">fan_in</text:span></text:span><text:span text:style-name="T13"> is the number of input units in the weight tensor.</text:span></text:p>
      <text:p text:style-name="P14"><text:span text:style-name="Strong_20_Emphasis"><text:span text:style-name="T12">Arguments</text:span></text:span></text:p>
      <text:list xml:id="list2487819231" text:style-name="L31">
        <text:list-item>
          <text:p text:style-name="P32"><text:span text:style-name="Strong_20_Emphasis"><text:span text:style-name="T14">seed</text:span></text:span><text:span text:style-name="T15">: A Python integer. Used to seed the random generator.</text:span></text:p>
        </text:list-item>
      </text:list>
      <text:p text:style-name="P14"><text:span text:style-name="Strong_20_Emphasis"><text:span text:style-name="T12">Returns</text:span></text:span></text:p>
      <text:p text:style-name="P12">An initializer.</text:p>
      <text:p text:style-name="P14"><text:span text:style-name="Strong_20_Emphasis"><text:span text:style-name="T12">References</text:span></text:span></text:p>
      <text:p text:style-name="P12">He et al., http://arxiv.org/abs/1502.01852</text:p>
      <text:p text:style-name="P12"><text:soft-page-break/>An initializer may be passed as a string (must match one of the available initializers above), or as a callable:</text:p>
      <text:p text:style-name="P4"><text:span text:style-name="Source_20_Text"><text:span text:style-name="T2">from</text:span></text:span><text:span text:style-name="Source_20_Text"><text:span text:style-name="T1"> keras </text:span></text:span><text:span text:style-name="Source_20_Text"><text:span text:style-name="T2">import</text:span></text:span><text:span text:style-name="Source_20_Text"><text:span text:style-name="T1"> initializers</text:span></text:span></text:p>
      <text:p text:style-name="P1"/>
      <text:p text:style-name="P1"><text:span text:style-name="Source_20_Text"><text:span text:style-name="T1">model.add(Dense(</text:span></text:span><text:span text:style-name="Source_20_Text"><text:span text:style-name="T9">64</text:span></text:span><text:span text:style-name="Source_20_Text"><text:span text:style-name="T1">, kernel_initializer=initializers.random_normal(stddev=</text:span></text:span><text:span text:style-name="Source_20_Text"><text:span text:style-name="T9">0.01</text:span></text:span><text:span text:style-name="Source_20_Text"><text:span text:style-name="T1">)))</text:span></text:span></text:p>
      <text:p text:style-name="P1"/>
      <text:p text:style-name="P1"><text:span text:style-name="Source_20_Text"><text:span text:style-name="T32"># also works; will use the default parameters.</text:span></text:span></text:p>
      <text:p text:style-name="P5"><text:span text:style-name="Source_20_Text"><text:span text:style-name="T1">model.add(Dense(</text:span></text:span><text:span text:style-name="Source_20_Text"><text:span text:style-name="T9">64</text:span></text:span><text:span text:style-name="Source_20_Text"><text:span text:style-name="T1">, kernel_initializer=</text:span></text:span><text:span text:style-name="Source_20_Text"><text:span text:style-name="T31">'random_normal'</text:span></text:span><text:span text:style-name="Source_20_Text"><text:span text:style-name="T1">))</text:span></text:span></text:p>
      <text:h text:style-name="P34" text:outline-level="2"><text:bookmark text:name="using-custom-initializers"/>Using custom initializers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Source Sans Pro" svg:font-family="'Source Sans Pro', ff-tisa-web-pro, Georgia, Arial, sans-serif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21:57:57.738000000</meta:creation-date>
    <dc:date>2018-09-24T16:22:47.287000000</dc:date>
    <meta:editing-duration>PT3H7M54S</meta:editing-duration>
    <meta:editing-cycles>1</meta:editing-cycles>
    <meta:generator>LibreOffice/6.1.1.2$Windows_X86_64 LibreOffice_project/5d19a1bfa650b796764388cd8b33a5af1f5baa1b</meta:generator>
    <meta:document-statistic meta:table-count="0" meta:image-count="0" meta:object-count="0" meta:page-count="6" meta:paragraph-count="129" meta:word-count="900" meta:character-count="6379" meta:non-whitespace-character-count="5630"/>
  </office:meta>
</office:document-meta>
</file>